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jor Scales</text:p>
      <text:p text:style-name="P1">------------------------------------------------</text:p>
      <text:p text:style-name="P1"/>
      <text:p text:style-name="P1">C <text:s text:c="8"/>1-2-34-5-6-78-9 Ionian</text:p>
      <text:p text:style-name="P1">C6</text:p>
      <text:p text:style-name="P1">CM7</text:p>
      <text:p text:style-name="P1">CM9</text:p>
      <text:p text:style-name="P1">Cadd9/C2</text:p>
      <text:p text:style-name="P1"/>
      <text:p text:style-name="P1">C6 <text:s text:c="7"/>1-2-34-5-6-78-9</text:p>
      <text:p text:style-name="P1">CM7 <text:s text:c="6"/>1-2-34-5-6-78-9</text:p>
      <text:p text:style-name="P1">CM9 <text:s text:c="6"/>1-2-34-5-6-78-9</text:p>
      <text:p text:style-name="P1">Cadd9/2 <text:s text:c="2"/>1-2-34-5-6-78-9</text:p>
      <text:p text:style-name="P1"/>
      <text:p text:style-name="P1">Arpeggios</text:p>
      <text:p text:style-name="P1"/>
      <text:p text:style-name="P1">C <text:s text:c="8"/>1---3--5----8--</text:p>
      <text:p text:style-name="P1">C6 <text:s text:c="7"/>1---3--5-6--8--</text:p>
      <text:p text:style-name="P1">CM7 <text:s text:c="6"/>1---3--5---78--</text:p>
      <text:p text:style-name="P1">CM9 <text:s text:c="6"/>1---3--5---7--9</text:p>
      <text:p text:style-name="P1">Cadd9/2 <text:s text:c="2"/>1---3--5----8-9</text:p>
      <text:p text:style-name="P1"/>
      <text:p text:style-name="P1"/>
      <text:p text:style-name="P1">Major Scales</text:p>
      <text:p text:style-name="P1"/>
      <text:p text:style-name="P1">C7 <text:s text:c="7"/>1-2-34-5-67-8-- Mixolydian</text:p>
      <text:p text:style-name="P1">C7sus4</text:p>
      <text:p text:style-name="P1">C9</text:p>
      <text:p text:style-name="P1"/>
      <text:p text:style-name="P1">Arpeggios</text:p>
      <text:p text:style-name="P1"/>
      <text:p text:style-name="P1">C7 <text:s text:c="7"/>1---3--5--7-8--</text:p>
      <text:p text:style-name="P1">C7 sus4 <text:s text:c="2"/>1----4-5--7-8--</text:p>
      <text:p text:style-name="P1">C9 <text:s text:c="7"/>1---3--5--7---9</text:p>
      <text:p text:style-name="P1">C6/9 <text:s text:c="5"/>1---3--5-6----9</text:p>
      <text:p text:style-name="P1"/>
      <text:p text:style-name="P1"/>
      <text:p text:style-name="P1">Minor</text:p>
      <text:p text:style-name="P1">------------------------------------------------</text:p>
      <text:p text:style-name="P1"/>
      <text:p text:style-name="P1">Scales</text:p>
      <text:p text:style-name="P1"/>
      <text:p text:style-name="P1">Cm <text:s text:c="7"/>1-23-4-56-7-8-- Aeolian </text:p>
      <text:p text:style-name="P1"/>
      <text:p text:style-name="P1">Arpeggios</text:p>
      <text:p text:style-name="P1"/>
      <text:p text:style-name="P1">Cm <text:s text:c="7"/>1--3---5----8-- Aeolian </text:p>
      <text:p text:style-name="P1"/>
      <text:p text:style-name="P1">Scales</text:p>
      <text:p text:style-name="P1"/>
      <text:p text:style-name="P1">Cm6 <text:s text:c="6"/>1-23-4-5-67-8-- </text:p>
      <text:p text:style-name="P1">Cm7 <text:s text:c="6"/>1-23-4-5-67-8-- Dorian </text:p>
      <text:p text:style-name="P1">Cm9 <text:s text:c="6"/>1-23-4-5-67-8-9</text:p>
      <text:p text:style-name="P1"/>
      <text:p text:style-name="P1">Arpeggios</text:p>
      <text:p text:style-name="P1"/>
      <text:p text:style-name="P1">Cm6 <text:s text:c="6"/>1--3---5-6--8--</text:p>
      <text:p text:style-name="P1">Cm7 <text:s text:c="6"/>1--3---5--7-8--</text:p>
      <text:p text:style-name="P1">Cm9 <text:s text:c="6"/>1--3---5--7---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8:23:58.124793182</meta:creation-date>
    <dc:date>2020-09-15T18:27:11.763379979</dc:date>
    <meta:editing-duration>PT3M15S</meta:editing-duration>
    <meta:editing-cycles>1</meta:editing-cycles>
    <meta:document-statistic meta:table-count="0" meta:image-count="0" meta:object-count="0" meta:page-count="1" meta:paragraph-count="40" meta:word-count="112" meta:character-count="817" meta:non-whitespace-character-count="646"/>
    <meta:generator>LibreOffice/6.0.7.3$Linux_X86_64 LibreOffice_project/00m0$Build-3</meta:generator>
  </office:meta>
</office:document-meta>
</file>